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5">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map est un outil open-source de cartographie réseau et d'audit de sécurité largement utilisé pour identifier et explorer les hôtes et les services sur un réseau informatique. Il fonctionne en envoyant des paquets IP aux hôtes et en analysant les réponses pour déterminer quels ports sont ouverts, quels services sont en cours d'exécution et quels systèmes d'exploitation sont utilisés.</text:p>
      <text:p text:style-name="Text_20_body">Nmap est un outil puissant qui peut être utilisé à diverses fins, notamment :</text:p>
      <text:list text:style-name="L1">
        <text:list-item>
          <text:p text:style-name="P2"><text:span text:style-name="Strong_20_Emphasis">Découverte d'hôtes et de réseaux :</text:span> Nmap peut identifier tous les hôtes actifs sur un réseau, même ceux qui ne sont pas annoncés par des protocoles de diffusion tels que DHCP. </text:p>
        </text:list-item>
        <text:list-item>
          <text:p text:style-name="P2"><text:span text:style-name="Strong_20_Emphasis">Analyse de ports :</text:span> Nmap peut déterminer quels ports sont ouverts sur un hôte et quels services y sont en cours d'exécution. </text:p>
        </text:list-item>
        <text:list-item>
          <text:p text:style-name="P2"><text:span text:style-name="Strong_20_Emphasis">Détection du système d'exploitation (OS) :</text:span> Nmap peut identifier le système d'exploitation qui s'exécute sur un hôte. </text:p>
        </text:list-item>
        <text:list-item>
          <text:p text:style-name="P2"><text:span text:style-name="Strong_20_Emphasis">Détection de vulnérabilités :</text:span> Nmap peut être utilisé pour identifier des vulnérabilités potentielles dans les services réseau. </text:p>
        </text:list-item>
        <text:list-item>
          <text:p text:style-name="P1"><text:span text:style-name="Strong_20_Emphasis">Enquête sur les pare-feu :</text:span> Nmap peut être utilisé pour cartographier les pare-feu et comprendre comment ils filtrent le trafic. </text:p>
        </text:list-item>
      </text:list>
      <text:h text:style-name="Heading_20_3" text:outline-level="3">Fonctionnement de Nmap</text:h>
      <text:p text:style-name="Text_20_body">Nmap fonctionne en envoyant des paquets IP aux hôtes et en analysant les réponses. Les types de paquets spécifiques envoyés par Nmap dépendent du type d'analyse effectuée. Par exemple, lors d'une analyse TCP, Nmap envoie des paquets SYN, SYN-ACK et ACK aux ports cibles. En fonction de la réponse de l'hôte, Nmap peut déterminer si le port est ouvert, fermé ou filtré.</text:p>
      <text:p text:style-name="Text_20_body">Nmap utilise également une variété de techniques pour contourner les pare-feu et obtenir des informations sur les réseaux cibles. Ces techniques incluent la fragmentation de paquets, l'utilisation de paquets de type différent et la modification de l'adresse source des paquets.</text:p>
      <text:h text:style-name="Heading_20_3" text:outline-level="3">Utilisation de Nmap</text:h>
      <text:p text:style-name="Text_20_body">Nmap est un outil en ligne de commande avec une large gamme d'options et de commutateurs. Les options les plus courantes incluent :</text:p>
      <text:list text:style-name="L2">
        <text:list-item>
          <text:p text:style-name="P4"><text:span text:style-name="Source_20_Text">sT</text:span> : effectue une analyse TCP connectée. </text:p>
        </text:list-item>
        <text:list-item>
          <text:p text:style-name="P4"><text:span text:style-name="Source_20_Text">sS</text:span> : effectue une analyse TCP SYN. </text:p>
        </text:list-item>
        <text:list-item>
          <text:p text:style-name="P4"><text:span text:style-name="Source_20_Text">sU</text:span> : effectue une analyse UDP. </text:p>
        </text:list-item>
        <text:list-item>
          <text:p text:style-name="P4"><text:span text:style-name="Source_20_Text">p &lt;plage de ports&gt;</text:span> : spécifie la plage de ports à analyser. </text:p>
        </text:list-item>
        <text:list-item>
          <text:p text:style-name="P4"><text:span text:style-name="Source_20_Text">A</text:span> : effectue une analyse complète, y compris la détection du système d'exploitation et la détection de version. </text:p>
        </text:list-item>
        <text:list-item>
          <text:p text:style-name="P4"><text:span text:style-name="Source_20_Text">v</text:span> : augmente le niveau de verbosité. </text:p>
        </text:list-item>
        <text:list-item>
          <text:p text:style-name="P3"><text:span text:style-name="Source_20_Text">o &lt;fichier de sortie&gt;</text:span> : enregistre les résultats de l'analyse dans un fichier. </text:p>
        </text:list-item>
      </text:list>
      <text:p text:style-name="Text_20_body">Par exemple, la commande suivante effectuera une analyse TCP connectée de l'hôte <text:span text:style-name="Source_20_Text">scanme.nmap.org</text:span> sur les ports 1 à 1000 :</text:p>
      <text:p text:style-name="Text_20_body"><text:span text:style-name="Source_20_Text">nmap -sT scanme.nmap.org 1-1000</text:span></text:p>
      <text:p text:style-name="Text_20_body">Pour plus d'informations sur l'utilisation de Nmap, consultez la documentation officielle : <text:a xlink:type="simple" xlink:href="https://nmap.org/book/man.html" text:style-name="Internet_20_link" text:visited-style-name="Visited_20_Internet_20_Link">https://nmap.org/book/man.html</text:a></text:p>
      <text:h text:style-name="Heading_20_3" text:outline-level="3"><text:soft-page-break/>Options et commutateurs Nmap en détail</text:h>
      <text:p text:style-name="Text_20_body">Nmap dispose d'un grand nombre de commutateurs qui peuvent être utilisés pour personnaliser les analyses. Voici quelques exemples de commutateurs avec des détails et des exemples concrets :</text:p>
      <text:p text:style-name="Text_20_body"><text:span text:style-name="Strong_20_Emphasis">1. Spécification des cibles:</text:span></text:p>
      <text:list text:style-name="L3">
        <text:list-item>
          <text:p text:style-name="P6"><text:span text:style-name="Source_20_Text">h</text:span> : Affiche l'aide. </text:p>
        </text:list-item>
        <text:list-item>
          <text:p text:style-name="P6"><text:span text:style-name="Source_20_Text">V</text:span> : Affiche la version de Nmap. </text:p>
        </text:list-item>
        <text:list-item>
          <text:p text:style-name="P6"><text:span text:style-name="Source_20_Text">d</text:span> : Active le mode de débogage. </text:p>
        </text:list-item>
        <text:list-item>
          <text:p text:style-name="P6"><text:span text:style-name="Source_20_Text">i &lt;interface réseau&gt;</text:span> : Spécifie l'interface réseau à utiliser pour envoyer des paquets. </text:p>
        </text:list-item>
        <text:list-item>
          <text:p text:style-name="P6"><text:span text:style-name="Source_20_Text">R &lt;fichier de noms d'hôte&gt;</text:span> : Lit les noms d'hôte à analyser à partir d'un fichier. </text:p>
        </text:list-item>
        <text:list-item>
          <text:p text:style-name="P6"><text:span text:style-name="Source_20_Text">g &lt;groupe d'hôtes&gt;</text:span> : Lit les noms d'hôte à analyser à partir d'un groupe d'hôtes Nmap. </text:p>
        </text:list-item>
        <text:list-item>
          <text:p text:style-name="P6"><text:span text:style-name="Source_20_Text">sL &lt;fichier de liste&gt;</text:span> : Lit les adresses IP à analyser à partir d'un fichier. </text:p>
        </text:list-item>
        <text:list-item>
          <text:p text:style-name="P6"><text:span text:style-name="Source_20_Text">sn</text:span> : Analyse uniquement les adresses IP, sans résoudre les noms d'hôte. </text:p>
        </text:list-item>
        <text:list-item>
          <text:p text:style-name="P6"><text:span text:style-name="Source_20_Text">PR</text:span> : Affiche uniquement les hôtes actifs (ping réussi). </text:p>
        </text:list-item>
        <text:list-item>
          <text:p text:style-name="P6"><text:span text:style-name="Source_20_Text">PN</text:span> : N'effectue pas de ping avant d'analyser, supposant que tous les hôtes sont actifs. </text:p>
        </text:list-item>
        <text:list-item>
          <text:p text:style-name="P6"><text:span text:style-name="Source_20_Text">iL &lt;fichier de liste d'interfaces&gt;</text:span> : Lit les interfaces réseau à utiliser à partir d'un fichier. </text:p>
        </text:list-item>
        <text:list-item>
          <text:p text:style-name="P5"><text:span text:style-name="Source_20_Text">e &lt;nom de l'interface réseau&gt;</text:span> : Spécifie l'interface réseau à utiliser pour envoyer des paquets et recevoir des </text:p>
        </text:list-item>
      </text:list>
      <text:p text:style-name="Text_20_body"><text:span text:style-name="Strong_20_Emphasis">2. Types de scan:</text:span></text:p>
      <text:list text:style-name="L4">
        <text:list-item>
          <text:p text:style-name="P8"><text:span text:style-name="Source_20_Text">sT</text:span> : Effectue une analyse TCP connectée. Nmap envoie des paquets SYN aux ports cibles et analyse les réponses pour déterminer si les ports sont ouverts. </text:p>
          <text:list>
            <text:list-item>
              <text:p text:style-name="P8"><text:span text:style-name="Strong_20_Emphasis">Exemple:</text:span> <text:span text:style-name="Source_20_Text">nmap -sT scanme.nmap.org 80</text:span> (scanne le port 80 pour un serveur Web) </text:p>
            </text:list-item>
          </text:list>
        </text:list-item>
        <text:list-item>
          <text:p text:style-name="P8"><text:span text:style-name="Source_20_Text">sS</text:span> : Effectue une analyse TCP SYN. Nmap envoie des paquets SYN aux ports cibles, mais ne lit pas les réponses. Cette option est utile pour les scans furtifs car elle ne génère pas de trafic de retour qui pourrait alerter les pare-feu. </text:p>
          <text:list>
            <text:list-item>
              <text:p text:style-name="P8"><text:span text:style-name="Strong_20_Emphasis">Exemple:</text:span> <text:span text:style-name="Source_20_Text">nmap -sS scanme.nmap.org 21-25</text:span> (scanne les ports 21 à 25 pour des services FTP) </text:p>
            </text:list-item>
          </text:list>
        </text:list-item>
        <text:list-item>
          <text:p text:style-name="P8"><text:span text:style-name="Source_20_Text">sU</text:span> : Effectue une analyse UDP. Nmap envoie des paquets UDP aux ports cibles et analyse les réponses pour déterminer si les ports sont ouverts. </text:p>
          <text:list>
            <text:list-item>
              <text:p text:style-name="P8"><text:span text:style-name="Strong_20_Emphasis">Exemple:</text:span> <text:span text:style-name="Source_20_Text">nmap -sU scanme.nmap.org 53</text:span> (scanne le port 53 pour un serveur DNS) </text:p>
            </text:list-item>
          </text:list>
        </text:list-item>
        <text:list-item>
          <text:p text:style-name="P8"><text:span text:style-name="Source_20_Text">A</text:span> : Effectue une analyse complète, y compris la détection du système d'exploitation (OS) et la détection de version des services. </text:p>
          <text:list>
            <text:list-item>
              <text:p text:style-name="P7"><text:span text:style-name="Strong_20_Emphasis">Exemple:</text:span> <text:span text:style-name="Source_20_Text">nmap -A scanme.nmap.org</text:span> (scanne l'hôte pour tous les ports ouverts, détecte l'OS et les versions des services) </text:p>
            </text:list-item>
          </text:list>
        </text:list-item>
      </text:list>
      <text:p text:style-name="Text_20_body"><text:span text:style-name="Strong_20_Emphasis">3. Plage de ports:</text:span></text:p>
      <text:list text:style-name="L5">
        <text:list-item>
          <text:p text:style-name="P10"><text:span text:style-name="Source_20_Text">p &lt;plage de ports&gt;</text:span> : Spécifie la plage de ports à analyser. Nmap peut analyser un seul port, une plage de ports ou une liste de ports séparés par des virgules. </text:p>
          <text:list>
            <text:list-item>
              <text:p text:style-name="P10"><text:soft-page-break/><text:span text:style-name="Strong_20_Emphasis">Exemple:</text:span> <text:span text:style-name="Source_20_Text">nmap -sT scanme.nmap.org 80,443</text:span> (scanne les ports 80 et 443) </text:p>
            </text:list-item>
            <text:list-item>
              <text:p text:style-name="P9"><text:span text:style-name="Strong_20_Emphasis">Exemple:</text:span> <text:span text:style-name="Source_20_Text">nmap -sT scanme.nmap.org 1-1000</text:span> (scanne tous les ports de 1 à 1000) </text:p>
            </text:list-item>
          </text:list>
        </text:list-item>
      </text:list>
      <text:p text:style-name="Text_20_body"><text:span text:style-name="Strong_20_Emphasis">4. Détection du système d'exploitation (OS):</text:span></text:p>
      <text:list text:style-name="L6">
        <text:list-item>
          <text:p text:style-name="P12"><text:span text:style-name="Source_20_Text">A</text:span> : Effectue une analyse complète, y compris la détection du système d'exploitation (OS). Nmap utilise une variété de techniques pour identifier l'OS qui s'exécute sur un hôte, telles que l'analyse des paquets TCP et UDP, la détection de la bannière TCP et l'analyse des empreintes digitales TCP/IP. </text:p>
          <text:list>
            <text:list-item>
              <text:p text:style-name="P11"><text:span text:style-name="Strong_20_Emphasis">Exemple:</text:span> <text:span text:style-name="Source_20_Text">nmap -A scanme.nmap.org</text:span> (scanne l'hôte et affiche l'OS détecté) </text:p>
            </text:list-item>
          </text:list>
        </text:list-item>
      </text:list>
      <text:p text:style-name="Text_20_body"><text:span text:style-name="Strong_20_Emphasis">5. Détection de version des services:</text:span></text:p>
      <text:list text:style-name="L7">
        <text:list-item>
          <text:p text:style-name="P14"><text:span text:style-name="Source_20_Text">A</text:span> : Effectue une analyse complète, y compris la détection de version des services. Nmap utilise une variété de techniques pour identifier la version des services en cours d'exécution sur un hôte, telles que l'analyse des bannières TCP et UDP et l'utilisation de scripts Nmap spécifiques aux services. </text:p>
          <text:list>
            <text:list-item>
              <text:p text:style-name="P13"><text:span text:style-name="Strong_20_Emphasis">Exemple:</text:span> <text:span text:style-name="Source_20_Text">nmap -A scanme.nmap.org</text:span> (scanne l'hôte et affiche les versions des services détectés) </text:p>
            </text:list-item>
          </text:list>
        </text:list-item>
      </text:list>
      <text:p text:style-name="Text_20_body"><text:span text:style-name="Strong_20_Emphasis">6. Sortie des résultats:</text:span></text:p>
      <text:list text:style-name="L8">
        <text:list-item>
          <text:p text:style-name="P16"><text:span text:style-name="Source_20_Text">v</text:span> : Augmente le niveau de verbosité. Nmap affiche plus d'informations sur les résultats de l'analyse, telles que les adresses IP des hôtes, les ports ouverts, les services détectés et l'OS détecté. </text:p>
          <text:list>
            <text:list-item>
              <text:p text:style-name="P16"><text:span text:style-name="Strong_20_Emphasis">Exemple:</text:span> <text:span text:style-name="Source_20_Text">nmap -v scanme.nmap.org</text:span> (scanne l'hôte avec un niveau de verbosité élevé) </text:p>
            </text:list-item>
          </text:list>
        </text:list-item>
        <text:list-item>
          <text:p text:style-name="P16"><text:span text:style-name="Source_20_Text">o &lt;fichier de sortie&gt;</text:span> : Enregistre les résultats de l'analyse dans un fichier. Nmap peut enregistrer les résultats au format texte, XML ou Gnuplot. </text:p>
          <text:list>
            <text:list-item>
              <text:p text:style-name="P15"><text:span text:style-name="Strong_20_Emphasis">Exemple:</text:span> <text:span text:style-name="Source_20_Text">nmap -sT scanme.nmap.org 80,443 -o scan.txt</text:span> (scanne les ports 80 et 443 et enregistre les résultats dans le fichier scan.txt) </text:p>
            </text:list-item>
          </text:list>
        </text:list-item>
      </text:list>
      <text:p text:style-name="Text_20_body"><text:span text:style-name="Strong_20_Emphasis">7. Niveau de verbosité:</text:span></text:p>
      <text:list text:style-name="L9">
        <text:list-item>
          <text:p text:style-name="P18"><text:span text:style-name="Source_20_Text">v</text:span> : Augmente le niveau de verbosité. Nmap affiche plus d'informations sur les résultats de l'analyse. </text:p>
          <text:list>
            <text:list-item>
              <text:p text:style-name="P18"><text:span text:style-name="Source_20_Text">v</text:span> : Verbosité normale </text:p>
            </text:list-item>
            <text:list-item>
              <text:p text:style-name="P18"><text:span text:style-name="Source_20_Text">vv</text:span> : Verbosité élevée </text:p>
            </text:list-item>
            <text:list-item>
              <text:p text:style-name="P17"><text:span text:style-name="Source_20_Text">vvv</text:span> : Verbosité maximale </text:p>
            </text:list-item>
          </text:list>
        </text:list-item>
      </text:list>
      <text:p text:style-name="Text_20_body"><text:span text:style-name="Strong_20_Emphasis">8. Options avancées:</text:span></text:p>
      <text:list text:style-name="L10">
        <text:list-item>
          <text:p text:style-name="P20"><text:span text:style-name="Source_20_Text">d</text:span> (suite) : Nmap affiche des informations détaillées sur les paquets envoyés et reçus, ce qui peut être utile pour le dépannage des problèmes de scan. </text:p>
        </text:list-item>
        <text:list-item>
          <text:p text:style-name="P20"><text:span text:style-name="Source_20_Text">-packet-trace</text:span> : Enregistre le trafic brut du scan dans un fichier pcap (libpcap). Utile pour une analyse plus approfondie avec des outils d'analyse de paquets. </text:p>
        </text:list-item>
        <text:list-item>
          <text:p text:style-name="P20"><text:span text:style-name="Source_20_Text">g &lt;groupe d'hôtes&gt;</text:span> : Lit les noms d'hôte à analyser à partir d'un groupe d'hôtes Nmap. Les groupes d'hôtes sont des fichiers texte spéciaux qui contiennent des listes d'hôtes et d'autres options de scan. </text:p>
        </text:list-item>
        <text:list-item>
          <text:p text:style-name="P20"><text:soft-page-break/><text:span text:style-name="Source_20_Text">sL &lt;fichier de liste&gt;</text:span> : Lit les adresses IP à analyser à partir d'un fichier. Utile pour scanner des listes importantes d'adresses IP. </text:p>
        </text:list-item>
        <text:list-item>
          <text:p text:style-name="P19"><text:span text:style-name="Source_20_Text">script &lt;nom du script&gt;</text:span> : Exécute un script Nmap spécifique. Les scripts Nmap sont des programmes Lua qui peuvent être utilisés pour automatiser des tâches telles que la détection de vulnérabilités, l'extraction d'informations et les attaques par déni de service (DoS). </text:p>
        </text:list-item>
      </text:list>
      <text:p text:style-name="Text_20_body"><text:span text:style-name="Strong_20_Emphasis">9. Exemples concrets et études de cas:</text:span></text:p>
      <text:list text:style-name="L11">
        <text:list-item>
          <text:p text:style-name="P21"><text:span text:style-name="Strong_20_Emphasis">Scénario 1 : Identifier les hôtes actifs sur un réseau et scanner les ports 80 et 443</text:span> </text:p>
        </text:list-item>
      </text:list>
      <text:p text:style-name="Text_20_body"><text:span text:style-name="Source_20_Text">nmap -sP 192.168.1.0/24 -v | grep "Discovered open port" | awk '{print $5}' | head -n 3 | xargs -I {} nmap -sT {} 80,443</text:span></text:p>
      <text:p text:style-name="Text_20_body">Cette commande effectue les actions suivantes :</text:p>
      <text:list text:style-name="L12">
        <text:list-item>
          <text:p text:style-name="P23"><text:span text:style-name="Source_20_Text">nmap -sP 192.168.1.0/24</text:span>: Scanne le réseau 192.168.1.0/24 pour les hôtes actifs en mode ping sweep. </text:p>
        </text:list-item>
        <text:list-item>
          <text:p text:style-name="P23"><text:span text:style-name="Source_20_Text">v | grep "Discovered open port"</text:span> : Filtre la sortie pour ne montrer que les lignes indiquant des ports ouverts. </text:p>
        </text:list-item>
        <text:list-item>
          <text:p text:style-name="P23"><text:span text:style-name="Source_20_Text">awk '{print $5}'</text:span>: Extrait l'adresse IP de la cinquième colonne de chaque ligne. </text:p>
        </text:list-item>
        <text:list-item>
          <text:p text:style-name="P23"><text:span text:style-name="Source_20_Text">head -n 3</text:span>: Prend les 3 premières adresses IP de la liste. </text:p>
        </text:list-item>
        <text:list-item>
          <text:p text:style-name="P22"><text:span text:style-name="Source_20_Text">xargs -I {} nmap -sT {} 80,443</text:span>: Exécute une boucle for en utilisant la commande xargs. Remplace {} par chaque adresse IP extraite et effectue un scan TCP (sT) des ports 80 et 443 sur l'hôte. </text:p>
        </text:list-item>
      </text:list>
      <text:list text:style-name="L13">
        <text:list-item>
          <text:p text:style-name="P24"><text:span text:style-name="Strong_20_Emphasis">Scénario 2 : Détecter le système d'exploitation et la version du service Web sur un hôte</text:span> </text:p>
        </text:list-item>
      </text:list>
      <text:p text:style-name="Text_20_body"><text:span text:style-name="Source_20_Text">nmap -A scanme.nmap.org</text:span></text:p>
      <text:p text:style-name="Text_20_body">Cette commande effectue une analyse complète de l'hôte <text:a xlink:type="simple" xlink:href="http://scanme.nmap.org/" text:style-name="Internet_20_link" text:visited-style-name="Visited_20_Internet_20_Link">scanme.nmap.org</text:a>, y compris la détection du système d'exploitation et la détection de version du service en cours d'exécution sur le port 80 (généralement un serveur Web).</text:p>
      <text:list text:style-name="L14">
        <text:list-item>
          <text:p text:style-name="P25"><text:span text:style-name="Strong_20_Emphasis">Scénario 3 : Scanner un réseau pour les vulnérabilités Heartbleed</text:span> </text:p>
        </text:list-item>
      </text:list>
      <text:p text:style-name="Text_20_body"><text:span text:style-name="Source_20_Text">nmap -sU --script=http-vuln-cve2014-0346 192.168.1.0/24</text:span></text:p>
      <text:p text:style-name="Text_20_body">Cette commande effectue un scan UDP (sU) du réseau 192.168.1.0/24 et utilise le script Nmap <text:span text:style-name="Source_20_Text">http-vuln-cve2014-0346</text:span> pour identifier les hôtes potentiellement vulnérables à la faille Heartbleed (CVE-2014-0346).</text:p>
      <text:p text:style-name="Text_20_body"><text:span text:style-name="Strong_20_Emphasis">10. Ressources et informations complémentaires:</text:span></text:p>
      <text:list text:style-name="L15">
        <text:list-item>
          <text:p text:style-name="P27">Documentation officielle de Nmap : <text:a xlink:type="simple" xlink:href="https://nmap.org/docs.html" text:style-name="Internet_20_link" text:visited-style-name="Visited_20_Internet_20_Link">https://nmap.org/docs.html</text:a> </text:p>
        </text:list-item>
        <text:list-item>
          <text:p text:style-name="P27">Nmap Scripting Engine : <text:a xlink:type="simple" xlink:href="https://nmap.org/book/nse.html" text:style-name="Internet_20_link" text:visited-style-name="Visited_20_Internet_20_Link">https://nmap.org/book/nse.html</text:a> </text:p>
        </text:list-item>
        <text:list-item>
          <text:p text:style-name="P27">Liste des scripts Nmap : <text:a xlink:type="simple" xlink:href="https://nmap.org/book/man-nse.html" text:style-name="Internet_20_link" text:visited-style-name="Visited_20_Internet_20_Link">https://nmap.org/book/man-nse.html</text:a> </text:p>
        </text:list-item>
        <text:list-item>
          <text:p text:style-name="P27">Forums et communautés en ligne dédiés à Nmap : </text:p>
          <text:list>
            <text:list-item>
              <text:p text:style-name="P27"><text:a xlink:type="simple" xlink:href="https://nmap.org/book/man.html" text:style-name="Internet_20_link" text:visited-style-name="Visited_20_Internet_20_Link">https://nmap.org/book/man.html</text:a> </text:p>
            </text:list-item>
            <text:list-item>
              <text:p text:style-name="P27"><text:a xlink:type="simple" xlink:href="https://security.stackexchange.com/" text:style-name="Internet_20_link" text:visited-style-name="Visited_20_Internet_20_Link">https://security.stackexchange.com/</text:a> </text:p>
            </text:list-item>
          </text:list>
        </text:list-item>
        <text:list-item>
          <text:p text:style-name="P26">Formation et certifications Nmap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3:16:15.253000000</meta:creation-date>
    <dc:date>2024-05-20T23:26:44.713000000</dc:date>
    <meta:editing-duration>PT10M29S</meta:editing-duration>
    <meta:editing-cycles>1</meta:editing-cycles>
    <meta:document-statistic meta:table-count="0" meta:image-count="0" meta:object-count="0" meta:page-count="4" meta:paragraph-count="95" meta:word-count="1600" meta:character-count="9596" meta:non-whitespace-character-count="8092"/>
    <meta:generator>LibreOffice/7.6.4.1$Windows_X86_64 LibreOffice_project/e19e193f88cd6c0525a17fb7a176ed8e6a3e2aa1</meta:generator>
  </office:meta>
</office:document-meta>
</file>